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f0c6" officeooo:paragraph-rsid="001ff0c6"/>
    </style:style>
    <style:style style:name="P2" style:family="paragraph" style:parent-style-name="Standard">
      <style:text-properties officeooo:rsid="001ff0c6" officeooo:paragraph-rsid="00224f31"/>
    </style:style>
    <style:style style:name="P3" style:family="paragraph" style:parent-style-name="Standard">
      <style:text-properties officeooo:rsid="001ff0c6" officeooo:paragraph-rsid="002656ea"/>
    </style:style>
    <style:style style:name="P4" style:family="paragraph" style:parent-style-name="Standard">
      <style:text-properties officeooo:rsid="002818b3" officeooo:paragraph-rsid="002818b3"/>
    </style:style>
    <style:style style:name="P5" style:family="paragraph" style:parent-style-name="Standard">
      <style:text-properties officeooo:rsid="002818b3" officeooo:paragraph-rsid="00324cde"/>
    </style:style>
    <style:style style:name="P6" style:family="paragraph" style:parent-style-name="Standard">
      <style:text-properties officeooo:rsid="002b0b15" officeooo:paragraph-rsid="002b0b15"/>
    </style:style>
    <style:style style:name="P7" style:family="paragraph" style:parent-style-name="Standard">
      <style:text-properties officeooo:rsid="002b0b15" officeooo:paragraph-rsid="003357e3"/>
    </style:style>
    <style:style style:name="P8" style:family="paragraph" style:parent-style-name="Standard">
      <style:text-properties officeooo:rsid="002c6a99" officeooo:paragraph-rsid="002c6a99"/>
    </style:style>
    <style:style style:name="P9" style:family="paragraph" style:parent-style-name="Standard">
      <style:text-properties officeooo:rsid="002dbe9b" officeooo:paragraph-rsid="002dbe9b"/>
    </style:style>
    <style:style style:name="P10" style:family="paragraph" style:parent-style-name="Standard">
      <style:text-properties officeooo:rsid="002dbe9b" officeooo:paragraph-rsid="002e8bb1"/>
    </style:style>
    <style:style style:name="P11" style:family="paragraph" style:parent-style-name="Standard">
      <style:text-properties officeooo:paragraph-rsid="002dbe9b"/>
    </style:style>
    <style:style style:name="P12" style:family="paragraph" style:parent-style-name="Standard">
      <style:text-properties officeooo:paragraph-rsid="0030e34d"/>
    </style:style>
    <style:style style:name="P13" style:family="paragraph" style:parent-style-name="Standard">
      <style:text-properties officeooo:rsid="003357e3" officeooo:paragraph-rsid="003357e3"/>
    </style:style>
    <style:style style:name="P14" style:family="paragraph" style:parent-style-name="Standard">
      <style:text-properties officeooo:paragraph-rsid="0036ab3a"/>
    </style:style>
    <style:style style:name="P15" style:family="paragraph" style:parent-style-name="Standard">
      <style:text-properties officeooo:rsid="0030e34d" officeooo:paragraph-rsid="0030e34d"/>
    </style:style>
    <style:style style:name="P16" style:family="paragraph" style:parent-style-name="Standard">
      <style:text-properties officeooo:rsid="002dbe9b" officeooo:paragraph-rsid="002e8bb1"/>
    </style:style>
    <style:style style:name="P17" style:family="paragraph" style:parent-style-name="Standard">
      <style:text-properties officeooo:rsid="001ff0c6" officeooo:paragraph-rsid="002656ea"/>
    </style:style>
    <style:style style:name="T1" style:family="text">
      <style:text-properties officeooo:rsid="00209113"/>
    </style:style>
    <style:style style:name="T2" style:family="text">
      <style:text-properties officeooo:rsid="00224f31"/>
    </style:style>
    <style:style style:name="T3" style:family="text">
      <style:text-properties officeooo:rsid="0023fd50"/>
    </style:style>
    <style:style style:name="T4" style:family="text">
      <style:text-properties officeooo:rsid="002656ea"/>
    </style:style>
    <style:style style:name="T5" style:family="text">
      <style:text-properties officeooo:rsid="00266cf7"/>
    </style:style>
    <style:style style:name="T6" style:family="text">
      <style:text-properties officeooo:rsid="0028a89d"/>
    </style:style>
    <style:style style:name="T7" style:family="text">
      <style:text-properties officeooo:rsid="002c6a99"/>
    </style:style>
    <style:style style:name="T8" style:family="text">
      <style:text-properties officeooo:rsid="002dbe9b"/>
    </style:style>
    <style:style style:name="T9" style:family="text">
      <style:text-properties officeooo:rsid="002e8bb1"/>
    </style:style>
    <style:style style:name="T10" style:family="text">
      <style:text-properties officeooo:rsid="00312c11"/>
    </style:style>
    <style:style style:name="T11" style:family="text">
      <style:text-properties officeooo:rsid="00324cde"/>
    </style:style>
    <style:style style:name="T12" style:family="text">
      <style:text-properties officeooo:rsid="003357e3"/>
    </style:style>
    <style:style style:name="T13" style:family="text">
      <style:text-properties officeooo:rsid="00353d0c"/>
    </style:style>
    <style:style style:name="T14" style:family="text">
      <style:text-properties officeooo:rsid="0036ab3a"/>
    </style:style>
    <style:style style:name="T15" style:family="text">
      <style:text-properties officeooo:rsid="00371c67"/>
    </style:style>
    <style:style style:name="T16" style:family="text">
      <style:text-properties officeooo:rsid="00396ed5"/>
    </style:style>
    <style:style style:name="T17" style:family="text">
      <style:text-properties officeooo:rsid="003a58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greenwood?</text:p>
      <text:p text:style-name="P1"/>
      <text:p text:style-name="P1"><text:tab/>Green wood as the name implies is wood that is still ‘green’ or freshly cut down. Generally speaking when working with green wood you start with wood straight from the log. <text:span text:style-name="T1">Green wood </text:span>has a high moisture content which makes it s<text:span text:style-name="T1">ofter and easier to carve</text:span> with. Freshly cut wood is considered to have a 100% moisture content <text:span text:style-name="T1">and w</text:span>ood is considered green for 6-8 months if kept in log form, with the bark on, and in a cool place.</text:p>
      <text:p text:style-name="P15"><text:tab/>Greenwood shrinks as it dries which can cause it to crack or warp, although the drying out process also makes the wood stronger and more durable. After you’re done carving any given object you need be careful with how you allow the piece to dry, in general the best advice is to do this a slowly as possible. Keep drying object away from heat sources and direct sunlight and takes steps to prolong the drying process, such as wrapping it in a damp towel or putting it in a bag of wood shavings. </text:p>
      <text:p text:style-name="P12"/>
      <text:p text:style-name="P13">What species are good for carving?</text:p>
      <text:p text:style-name="P1"/>
      <text:p text:style-name="P2"><text:tab/><text:span text:style-name="T2">Hardwood species are typically the best woods for carving. Hardwood trees are broadleaved </text:span><text:span text:style-name="T3">deciduous trees and the UK has many native species that are great </text:span><text:span text:style-name="T5">choices</text:span><text:span text:style-name="T3">. Silver birch, rowan and sycamore are great all purpose hardwoods that can be used for many different projects </text:span><text:span text:style-name="T5">and</text:span><text:span text:style-name="T3"> </text:span><text:span text:style-name="T4">are readily available in the UK. </text:span></text:p>
      <text:p text:style-name="P3"><text:tab/><text:span text:style-name="T4">Fruit woods such as apple, cherry and pear often have pretty colours and patterns in it and is very dense. Although this makes it harder to carve it also gives a smooth finish when carved. Cherry in particular is popular because of it beautiful colouring and grain pattern but is also prone to splitting when it dries so is not suitable for all projects. </text:span></text:p>
      <text:p text:style-name="P3"><text:tab/><text:span text:style-name="T5">For a more comprehensive list click here</text:span></text:p>
      <text:p text:style-name="P3"/>
      <text:p text:style-name="P3"/>
      <text:p text:style-name="P4">Where to start?</text:p>
      <text:p text:style-name="P4"><text:tab/></text:p>
      <text:p text:style-name="P5"><text:tab/><text:span text:style-name="T10">Wood carving is </text:span><text:span text:style-name="T11">an ancient skill that can be very satisfying to master. It’s relatively inexpensive to start, requiring only a few basic tools and it can very therapeutic as well as a practical way to make many beautiful household objects. </text:span><text:span text:style-name="T6">In the UK it’s luckily very easy to find a local group as in recent years there has been a resurgence of interest in traditional crafts.</text:span></text:p>
      <text:p text:style-name="P4"><text:tab/>There are many amazing resources available <text:span text:style-name="T6">online</text:span> for those looking to start carving or to improve there existing skills- from numerous books to youtube channels and websites (see the list in this sections for some starting points). However learning in person and getting inspired by others <text:span text:style-name="T6">is an invaluable experience for any budding craftsperson. </text:span></text:p>
      <text:p text:style-name="P4"/>
      <text:p text:style-name="P6">Learn More</text:p>
      <text:p text:style-name="P6"/>
      <text:p text:style-name="P6"><text:s/>Click the links below for some great resources about green woodworking.</text:p>
      <text:p text:style-name="P6"/>
      <text:p text:style-name="P6">Axes</text:p>
      <text:p text:style-name="P6"/>
      <text:p text:style-name="P7"><text:tab/>Carving axes <text:span text:style-name="T7">are a specialized axe made specifically for carving. They have a razor sharp </text:span><text:span text:style-name="T12">and thin edge, unlike an axe used for splitting wood which is much thicker and has a wedge shape.</text:span></text:p>
      <text:p text:style-name="P13">A carving axes edge grind can be done one of three ways <text:span text:style-name="T13">left handed, right handed or centred. </text:span></text:p>
      <text:p text:style-name="P7"><text:span text:style-name="T13">L</text:span><text:span text:style-name="T7">eft handed or right handed </text:span><text:span text:style-name="T13">have </text:span><text:span text:style-name="T7">one side of the edge, </text:span><text:span text:style-name="T13">or bevel,</text:span><text:span text:style-name="T7"> flatter and the other a steeper angle. This allow</text:span><text:span text:style-name="T13">s</text:span><text:span text:style-name="T7"> for more aggressive cuttin</text:span><text:span text:style-name="T13">g and is also good for using the axe for removing lots of waste wood and making flat surfaces. A centre ground axe can be used in either hand and is often a good choice for more detailed and precise work.<text:tab/></text:span></text:p>
      <text:p text:style-name="P7"><text:tab/></text:p>
      <text:p text:style-name="P8"><text:soft-page-break/>Sloyd Knife</text:p>
      <text:p text:style-name="P8"><text:tab/></text:p>
      <text:p text:style-name="P14"><text:span text:style-name="T7"><text:tab/>Sloyd knifes are a Swedish designed tool that are widely used for carving. The blade length ranges from 2 to 3 inches (5 to 7.5cm) </text:span><text:span text:style-name="T8">and has added thickness for strength. They are made of carbon steel and have a traditional </text:span>Scandinavian <text:span text:style-name="T8">grind which makes them easier to sharpen.</text:span></text:p>
      <text:p text:style-name="P14"><text:span text:style-name="T8"><text:tab/> </text:span><text:span text:style-name="T14">Safety is always a concern when using a knife and carving is no different. Luckily there are many knife grips and carving techniques which </text:span><text:span text:style-name="T15">will</text:span><text:span text:style-name="T14"> minimize and, with practice, nearly eliminate the chances of cutting yourself. When getting started make sure you take lots of breaks. Getting tired or losing focus will cause many little mistakes that could be otherwise prevented. </text:span></text:p>
      <text:p text:style-name="P14"><text:tab/><text:span text:style-name="T15">For a handout with some basic knife grips see here </text:span></text:p>
      <text:p text:style-name="P11"/>
      <text:p text:style-name="P9">Hook Knife</text:p>
      <text:p text:style-name="P9"/>
      <text:p text:style-name="P10"><text:tab/>Also sometimes called a crook or spoon knife this a specialized tool with a curved blade made for carving out hollows, for example the bowl of a spoon. They are made in left and right handed models <text:span text:style-name="T9">and with various degrees of curves for cutting shallow or deep hollows.</text:span></text:p>
      <text:p text:style-name="P10"><text:tab/><text:span text:style-name="T16">Hook knifes come in many different forms and sizes and can be specialized for specific tasks. In general more shallow curve</text:span><text:span text:style-name="T17">d</text:span><text:span text:style-name="T16"> blade</text:span><text:span text:style-name="T17">s</text:span><text:span text:style-name="T16"> (such as the tool pictured below) </text:span><text:span text:style-name="T17">are meant for roughing out work. Tighter curved blades are better for fine details and finishing cuts, leaving a very smooth surface on the wood grain. See the links above for some good tips on different techniques for using a hook knife.</text:span></text:p>
      <text:p text:style-name="P9"/>
      <text:p text:style-name="P9"><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2-09T19:52:14.634000000</meta:creation-date>
    <dc:date>2023-03-24T13:19:39.070000000</dc:date>
    <meta:editing-duration>P3DT9H25M48S</meta:editing-duration>
    <meta:editing-cycles>4</meta:editing-cycles>
    <meta:generator>LibreOffice/6.4.4.2$Windows_X86_64 LibreOffice_project/3d775be2011f3886db32dfd395a6a6d1ca2630ff</meta:generator>
    <meta:document-statistic meta:table-count="0" meta:image-count="0" meta:object-count="0" meta:page-count="2" meta:paragraph-count="27" meta:word-count="803" meta:character-count="4549" meta:non-whitespace-character-count="3742"/>
  </office:meta>
</office:document-meta>
</file>